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style:font-name="Liberation Sans1" fo:font-size="66pt" style:font-size-asian="66pt" style:font-size-complex="66pt"/>
    </style:style>
    <style:style style:name="T1" style:family="text">
      <style:text-properties fo:color="#ffffff" loext:opacity="100%" style:font-name="Liberation Sans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2cm" svg:height="2.855cm" svg:x="3.222cm" svg:y="2.907cm">
          <draw:text-box>
            <text:p><text:span text:style-name="T1">AtraCo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2e2706" draw:end-color="#168253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4T06:27:25.656000000</meta:creation-date>
    <dc:date>2022-07-24T06:34:38.475000000</dc:date>
    <meta:editing-duration>PT7M13S</meta:editing-duration>
    <meta:editing-cycles>1</meta:editing-cycles>
    <meta:document-statistic meta:object-count="1"/>
    <meta:generator>LibreOffice/7.1.7.2$Windows_X86_64 LibreOffice_project/c6a4e3954236145e2acb0b65f68614365aeee33f</meta:generator>
  </office:meta>
</office:document-meta>
</file>